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fo:line-height="100%"/>
      <style:text-properties style:text-underline-style="none" fo:font-weight="normal" style:font-weight-asian="normal" style:font-weight-complex="normal"/>
    </style:style>
    <style:style style:name="P2" style:family="paragraph" style:parent-style-name="Standard" style:list-style-name="L3">
      <style:paragraph-properties fo:margin-top="0cm" fo:margin-bottom="0.499cm" fo:line-height="100%"/>
      <style:text-properties style:text-underline-style="none" fo:font-weight="normal" style:font-weight-asian="normal" style:font-weight-complex="normal"/>
    </style:style>
    <style:style style:name="P3" style:family="paragraph" style:parent-style-name="Standard" style:list-style-name="L8">
      <style:paragraph-properties fo:margin-top="0cm" fo:margin-bottom="0.499cm" fo:line-height="100%"/>
      <style:text-properties style:text-underline-style="none" fo:font-weight="normal" style:font-weight-asian="normal" style:font-weight-complex="normal"/>
    </style:style>
    <style:style style:name="P4" style:family="paragraph" style:parent-style-name="Standard">
      <style:paragraph-properties fo:margin-top="0cm" fo:margin-bottom="0.499cm" fo:line-height="100%"/>
      <style:text-properties style:text-underline-style="none" fo:font-weight="bold" style:font-weight-asian="normal" style:font-weight-complex="normal"/>
    </style:style>
    <style:style style:name="P5" style:family="paragraph" style:parent-style-name="Standard">
      <style:paragraph-properties fo:margin-top="0cm" fo:margin-bottom="0.499cm" fo:line-height="100%"/>
      <style:text-properties style:text-underline-style="none" fo:font-weight="bold" style:font-weight-asian="bold" style:font-weight-complex="bold"/>
    </style:style>
    <style:style style:name="P6" style:family="paragraph" style:parent-style-name="Standard">
      <style:paragraph-properties fo:margin-top="0cm" fo:margin-bottom="0.499cm" fo:line-height="100%"/>
      <style:text-properties style:text-underline-style="none"/>
    </style:style>
    <style:style style:name="P7" style:family="paragraph" style:parent-style-name="Standard">
      <style:paragraph-properties fo:margin-top="0cm" fo:margin-bottom="0.499cm" fo:line-height="100%"/>
      <style:text-properties style:text-underline-style="solid" style:text-underline-width="auto" style:text-underline-color="font-color" fo:font-weight="normal" style:font-weight-asian="normal" style:font-weight-complex="normal"/>
    </style:style>
    <style:style style:name="P8" style:family="paragraph" style:parent-style-name="Standard">
      <style:paragraph-properties fo:margin-top="0cm" fo:margin-bottom="0.499cm" fo:line-height="100%"/>
      <style:text-properties style:text-underline-style="solid" style:text-underline-width="auto" style:text-underline-color="font-color"/>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list-style-name="L5"/>
    <style:style style:name="P11" style:family="paragraph" style:parent-style-name="Text_20_body">
      <style:text-properties fo:font-weight="bold" style:font-weight-asian="bold" style:font-weight-complex="bold"/>
    </style:style>
    <style:style style:name="P12" style:family="paragraph" style:parent-style-name="Text_20_body" style:list-style-name="L6"/>
    <style:style style:name="P13" style:family="paragraph" style:parent-style-name="Text_20_body" style:list-style-name="L9"/>
    <style:style style:name="P14" style:family="paragraph" style:parent-style-name="Text_20_body">
      <style:paragraph-properties fo:margin-top="0cm" fo:margin-bottom="0.499cm" fo:line-height="100%"/>
      <style:text-properties style:text-underline-style="none" fo:font-weight="normal" style:font-weight-asian="normal" style:font-weight-complex="normal"/>
    </style:style>
    <style:style style:name="P15" style:family="paragraph" style:parent-style-name="Text_20_body">
      <style:paragraph-properties fo:margin-top="0cm" fo:margin-bottom="0.499cm" fo:line-height="100%"/>
      <style:text-properties style:text-underline-style="none" fo:font-weight="bold" style:font-weight-asian="normal" style:font-weight-complex="normal"/>
    </style:style>
    <style:style style:name="P16" style:family="paragraph" style:parent-style-name="Text_20_body">
      <style:paragraph-properties fo:margin-top="0cm" fo:margin-bottom="0.499cm" fo:line-height="100%"/>
      <style:text-properties style:text-underline-style="none"/>
    </style:style>
    <style:style style:name="P17" style:family="paragraph" style:parent-style-name="Text_20_body">
      <style:paragraph-properties fo:margin-top="0cm" fo:margin-bottom="0.499cm" fo:line-height="100%"/>
    </style:style>
    <style:style style:name="P18" style:family="paragraph" style:parent-style-name="Text_20_body" style:list-style-name="L5">
      <style:paragraph-properties fo:margin-top="0cm" fo:margin-bottom="0cm"/>
    </style:style>
    <style:style style:name="P19" style:family="paragraph" style:parent-style-name="Quotations">
      <style:paragraph-properties fo:margin-top="0cm" fo:margin-bottom="0.499cm" fo:line-height="100%"/>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print only leaf nodes of a tree?</text:p>
      <text:p text:style-name="P1">Choose any traversal, either depth first or breadth first and print all the nodes which do not have any children OR do it by recusrion that you normally do.</text:p>
      <text:p text:style-name="P4"/>
      <text:p text:style-name="P4">Given a Binary Search Tree, iterate over the elements without using recursion</text:p>
      <text:p text:style-name="P14">The interviewer is just asking you to give iterative tree traversals, and there can be 3 of them</text:p>
      <text:p text:style-name="Text_20_body">1) Inorder Traversal</text:p>
      <text:p text:style-name="Text_20_body">2) Preorder Traversal</text:p>
      <text:p text:style-name="Text_20_body">3) Postorder Traversal</text:p>
      <text:p text:style-name="Text_20_body"/>
      <text:p text:style-name="P4"/>
      <text:p text:style-name="P4">How to find possible inorder traversal given the preorder traversal of a binary search tree?</text:p>
      <text:p text:style-name="P1">However the answer to the question is quite simple. Whichever order has the elements in the sorted order because it is Binary Search Tree.... LOL !!! </text:p>
      <text:p text:style-name="P1">Forget preorder is given. What would be the inorder of BST. It is a sorted sequence so the sorted sequence of preorder is inorder.... </text:p>
      <text:p text:style-name="P1"/>
      <text:p text:style-name="P4">How to find whether the graph is connected and whether it is a tree?</text:p>
      <text:p text:style-name="P1">Use the logic of visited array for the nodes. Both the goals can be achieved in a single solution.</text:p>
      <text:p text:style-name="P1">While traversing through BFS/DFS, make nodes visited=true </text:p>
      <text:list xml:id="list1177380124" text:style-name="L3">
        <text:list-item>
          <text:p text:style-name="P2">If you find the node is already visited then it's not tree.... Solution of 2<text:span text:style-name="T4">nd</text:span> problem</text:p>
        </text:list-item>
        <text:list-item>
          <text:p text:style-name="P2">After whole traversal, check whether whole visited array is set or not. If set then connected else not.</text:p>
        </text:list-item>
      </text:list>
      <text:p text:style-name="P1"/>
      <text:p text:style-name="P4">How to check if a tree is balanced?</text:p>
      <text:p text:style-name="P14">An empty tree is height-balanced. A non-empty binary tree T is balanced if:</text:p>
      <text:p text:style-name="Text_20_body">1) Left subtree of T is balanced</text:p>
      <text:p text:style-name="Text_20_body">2) Right subtree of T is balanced</text:p>
      <text:p text:style-name="Text_20_body">3) The difference between heights of left subtree and right subtree is not more than 1.</text:p>
      <text:p text:style-name="P1"/>
      <text:p text:style-name="P4"><text:soft-page-break/>How to find the depth of a binary tree?</text:p>
      <text:p text:style-name="P1">This particular question has been asked multiple times in Adobe written test. The answer to this question can be given very elegantly using the power of recursion.</text:p>
      <text:p text:style-name="P19">The depth of a node at any point is equal to 1 the greater out of the heights of the left sub-tree and the right sub-tree. Using this below has been given a recursive code.</text:p>
      <text:p text:style-name="P9">Important: You must always keep one thing in mind while dealing with Binary Tree questions that recursion can help you solve almost 90% of tree questions. The key is just to think them out</text:p>
      <text:p text:style-name="P1"/>
      <text:p text:style-name="P4">Detect cycle in a directed graph</text:p>
      <text:p text:style-name="P15"><text:span text:style-name="T2">To find answer to this question have in mind that Directed graph is </text:span><text:span text:style-name="Strong_20_Emphasis"><text:span text:style-name="T3">DIRECTED</text:span></text:span><text:span text:style-name="Strong_20_Emphasis"> </text:span></text:p>
      <text:p text:style-name="Text_20_body">This is where you are going to find answer. Every edge is pointing in a direction from root toward the leaf nodes, so exploiting this property we can say that A directed graph has a cycle if and only if its Depth First Search reveals a back edge.</text:p>
      <text:p text:style-name="P4"/>
      <text:p text:style-name="P4">Convert a Binary Search Tree to a sorted doubly circular Linked list</text:p>
      <text:p text:style-name="P1">Use the same logic of TreeList problem.</text:p>
      <text:p text:style-name="P1"/>
      <text:p text:style-name="P4">How to represent a binary tree as an array?</text:p>
      <text:p text:style-name="Text_20_body">Given a binary tree, write a code to convert it into its array representation. Each node has the links to its left child, its right child and the parent.</text:p>
      <text:p text:style-name="P1">The question is pretty straight forward and does not involve any trick. The simple way to solve it would be to do a Breadth First Traversal of the binary tree and display the nodes as an array.</text:p>
      <text:p text:style-name="P4">Median of a BST</text:p>
      <text:p text:style-name="P7">One solution :</text:p>
      <text:p text:style-name="P17"><text:span text:style-name="T6">1) Do in an in order traversal either through recursion or </text:span><text:a xlink:type="simple" xlink:href="http://www.mycareerstack.com/codes/19/iterative-tree-traversals/">explicitly using stack. </text:a></text:p>
      <text:p text:style-name="Text_20_body">2) Save the element in an array and count the number of elements during the traversal.</text:p>
      <text:p text:style-name="Text_20_body">3) If the number n is even then median = avg(n/2,n/2+1) otherwise median = n/2 element.</text:p>
      <text:p text:style-name="P8"><text:span text:style-name="T3">Second solution (more optimized) : </text:span></text:p>
      <text:p text:style-name="P6"><text:span text:style-name="T3">Start an inorder traversal and a reverse in order traversal at the same time, wherever they meet is the median of the BST. This was we would be traversing the tree only once.</text:span></text:p>
      <text:p text:style-name="P8"><text:span text:style-name="T3">Third solution (most efficient):</text:span></text:p>
      <text:p text:style-name="P17"><text:span text:style-name="T6">1. Use Morris inorder (no recursion/no stacks-all constraint met ) to count the number of nodes in </text:span><text:soft-page-break/><text:span text:style-name="T6"><text:tab/>the BST. Let it be n. </text:span></text:p>
      <text:p text:style-name="P17">2. Again use morris inorder to reach to the n/2 th element. </text:p>
      <text:list xml:id="list1873308504" text:style-name="L5">
        <text:list-item>
          <text:list>
            <text:list-item>
              <text:p text:style-name="P18">If n is even then return avg(n/2,n/2 1) </text:p>
            </text:list-item>
            <text:list-item>
              <text:p text:style-name="P10">If n is odd return when counter == (n)/2 </text:p>
            </text:list-item>
          </text:list>
        </text:list-item>
      </text:list>
      <text:p text:style-name="Text_20_body"/>
      <text:p text:style-name="P6"><text:span text:style-name="T3"/></text:p>
      <text:p text:style-name="P5">What is the key factor for preferring B-tress to binary trees for indexing database relations?</text:p>
      <text:p text:style-name="Text_20_body">Key factor for preferring B-tress to binary trees for indexing database relations:</text:p>
      <text:p text:style-name="Text_20_body">a) db has large no. of records</text:p>
      <text:p text:style-name="Text_20_body">b) db relations are sorted on the primary key</text:p>
      <text:p text:style-name="Text_20_body">c) B-trees require less memory than binary search tree</text:p>
      <text:p text:style-name="Text_20_body">d) Data transfer from disc is in blocks</text:p>
      <text:p text:style-name="Text_20_body"/>
      <text:p text:style-name="Text_20_body"/>
      <text:p text:style-name="P16"><text:span text:style-name="T3">Answer is (d)</text:span></text:p>
      <text:p text:style-name="Text_20_body">A disk block contains fairly large number of keys. Unlike BST where each node contains only one key, B-Tree is designed to contain large number of keys so that tree height is small.</text:p>
      <text:p text:style-name="P6"><text:span text:style-name="T3"/></text:p>
      <text:p text:style-name="P5">Tree - Save and Reconstruct</text:p>
      <text:p text:style-name="P11">How can you save a Binary Tree and re construct it later?</text:p>
      <text:p text:style-name="P6"><text:span text:style-name="T3"/></text:p>
      <text:p text:style-name="P1">Save inorder + preorder/postorder to hard disk to reconstruct the binary tree same as before. </text:p>
      <text:p text:style-name="P1">You know the procedure to reconstruct it from the above mentioned traversals.</text:p>
      <text:p text:style-name="P1">This takes O(n^2) for constructing because of searching in the array. We can optimize it using hash and reduce it to O(n). </text:p>
      <text:p text:style-name="P1">We need only O(N) time to construct the tree, which theoretically is the most efficient way. However this would be done at the extra space cost of making a hash table.</text:p>
      <text:p text:style-name="P1">= SECOND SOLUTION</text:p>
      <text:p text:style-name="P14">The second solution is the other type of traversal of the tree and that would be Breadth First Traversal. In this way all the parent nodes come before the children nodes and we can construct the Binary Tree level by level.</text:p>
      <text:p text:style-name="P14"/>
      <text:p text:style-name="Text_20_body"><text:soft-page-break/><text:span text:style-name="Strong_20_Emphasis">Algorithm:</text:span></text:p>
      <text:p text:style-name="P9">Storing the Tree</text:p>
      <text:list xml:id="list235056143" text:style-name="L6">
        <text:list-item>
          <text:p text:style-name="P12">Do a breadth first traversal of the tree and store the nodes level by level. In addition to storing the value of the node also store the following information (childNumber)<text:line-break/>1 - if the node has only left child </text:p>
        </text:list-item>
      </text:list>
      <text:p text:style-name="Text_20_body"><text:tab/>2 - if the node has only right child</text:p>
      <text:p text:style-name="Text_20_body"><text:tab/>3 - if the node has both the children</text:p>
      <text:p text:style-name="Text_20_body"><text:s text:c="7"/>2.<text:tab/>Since we are storing the tree on a disk and a char takes 1 byte, one node will take 2 bytes of<text:tab/>space on the disk. </text:p>
      <text:p text:style-name="P1"/>
      <text:p text:style-name="P7">Reconstruction:</text:p>
      <text:p text:style-name="P1">Here we have 2 arrays. One containing the elements and other containing the children order. Say E and C.</text:p>
      <text:p text:style-name="P1">Maintain a single index for both the arrays because we are going to take the elements from the arrays at same index. Initially i=0</text:p>
      <text:p text:style-name="P1">Take two queues Q1 and Q2. </text:p>
      <text:p text:style-name="P1">Q1 for handling nodes and Q2 for handling the children order.</text:p>
      <text:list xml:id="list567748263" text:style-name="L8">
        <text:list-item>
          <text:p text:style-name="P3">Make a node for first element and assign the element E[0]. Push that node to Q1 and the corresponding child order from C[i] to Q2.</text:p>
        </text:list-item>
        <text:list-item>
          <text:p text:style-name="P3">Pop from Q1 and Q2 also. Now make the nodes for the children for the popped node and assign left/right/both depending on the child order.</text:p>
          <text:p text:style-name="P3">Increment i and assign the element from E[i] to the created child nodes depending upon the child order. </text:p>
        </text:list-item>
        <text:list-item>
          <text:p text:style-name="P3">Now push these nodes to Q1 and their corresponding child order to Q2.</text:p>
          <text:p text:style-name="P3">Repeat this process until the array becomes empty.</text:p>
        </text:list-item>
      </text:list>
      <text:p text:style-name="P1">TC : O(n)<text:tab/>SC : O(n)</text:p>
      <text:p text:style-name="P1"/>
      <text:p text:style-name="P1">THINK : Can we store any tree this way ?</text:p>
      <text:p text:style-name="P1"/>
      <text:p text:style-name="P4">Find Least height tree of an acyclic undirected unweighted connected graph?</text:p>
      <text:p text:style-name="Text_20_body">Given an acyclic undirected unweighted connected graph, find its representation as a tree with the least height. i.e. Find the node which should be root inorder to have the least height from that node.</text:p>
      <text:list xml:id="list1620074021" text:style-name="L9">
        <text:list-item>
          <text:p text:style-name="P13">Take any node and do BFS to find the last node. This node will be the farthest node from <text:soft-page-break/>randomly taken node. Let say that node is u.</text:p>
        </text:list-item>
        <text:list-item>
          <text:p text:style-name="P13">Now BFS from u to get the farthest node from u. Say v. So in the graph u and v will have the highest distance. </text:p>
        </text:list-item>
        <text:list-item>
          <text:p text:style-name="P13">Now find the middle element in this path. Let say the length of this path is 16. find the node at length 8 from u and v. This must be the root inorder to have the least height.</text:p>
        </text:list-item>
        <text:list-item>
          <text:p text:style-name="P13">Now how to find the middle node. </text:p>
        </text:list-item>
      </text:list>
      <text:p text:style-name="Text_20_body"><text:tab/>One way is to start BFS from both u and v. BFS till the mid level and find any node which <text:s text:c="4"/><text:tab/>will be in both the traversals because that is the node that will be in the path of u and v.</text:p>
      <text:p text:style-name="Text_20_body"><text:tab/>Assign that node as root. That rooted tree is the tree with least height.</text:p>
      <text:p text:style-name="Text_20_body"/>
      <text:p text:style-name="Text_20_body"/>
      <text:p text:style-name="P1"/>
      <text:p text:style-name="P1"/>
      <text:p text:style-name="P1"/>
      <text:p text:style-name="P1"/>
      <text:p text:style-name="P1"/>
      <text:p text:style-name="P1"/>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1-19T17:41:50</meta:creation-date>
    <dc:date>2012-11-25T14:03:44</dc:date>
    <dc:creator>Tejas </dc:creator>
    <meta:editing-duration>PT19H08M19S</meta:editing-duration>
    <meta:editing-cycles>130</meta:editing-cycles>
    <meta:generator>OpenOffice.org/3.2$Linux OpenOffice.org_project/320m12$Build-9483</meta:generator>
    <meta:document-statistic meta:table-count="0" meta:image-count="0" meta:object-count="0" meta:page-count="5" meta:paragraph-count="86" meta:word-count="1383" meta:character-count="7339"/>
  </office:meta>
</office:document-meta>
</file>